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D2000003060AD6C375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131AF11CB39.svm" manifest:media-type=""/>
  <manifest:file-entry manifest:full-path="Pictures/20000001000000ED0000012D6BFEBBCE.svm" manifest:media-type=""/>
  <manifest:file-entry manifest:full-path="Pictures/20000002000001FD0000011E0888BEA2.eps" manifest:media-type=""/>
  <manifest:file-entry manifest:full-path="Pictures/2000000100000146000001311140280B.svm" manifest:media-type=""/>
  <manifest:file-entry manifest:full-path="Pictures/200000010000015F000001316C2DEBA2.svm" manifest:media-type=""/>
  <manifest:file-entry manifest:full-path="Pictures/10000000000000200000002000309F1C.png" manifest:media-type="image/png"/>
  <manifest:file-entry manifest:full-path="Pictures/200000010000012D0000015B2BE8FBA4.svm" manifest:media-type=""/>
  <manifest:file-entry manifest:full-path="Pictures/200000010000010B0000012D7BB71248.svm" manifest:media-type=""/>
  <manifest:file-entry manifest:full-path="Pictures/200000010000013100000131140D6606.svm" manifest:media-type=""/>
  <manifest:file-entry manifest:full-path="Pictures/2000000100000710000003069387C651.svm" manifest:media-type=""/>
  <manifest:file-entry manifest:full-path="Pictures/20000001000006EE0000015BCA6C365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i=I_s-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f=\frac{0-V_o}{R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s=\frac{V_s}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36cm" svg:height="4.571cm" svg:x="3.132cm" svg:y="0.719cm">
          <draw:image xlink:href="Pictures/20000002000001FD0000011E0888BEA2.eps" xlink:type="simple" xlink:show="embed" xlink:actuate="onLoad">
            <text:p/>
          </draw:image>
        </draw:frame>
        <draw:frame draw:style-name="gr2" draw:layer="layout" svg:width="0.937cm" svg:height="0.911cm" svg:x="11.393cm" svg:y="2.219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3.701cm" svg:y="3.16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11.261cm" svg:y="4.846cm">
          <draw:text-box>
            <text:p><text:span text:style-name="T1">(</text:span><text:span text:style-name="T1">پ</text:span><text:span text:style-name="T1">)</text:span></text:p>
          </draw:text-box>
        </draw:frame>
        <draw:line draw:style-name="gr3" draw:text-style-name="P1" draw:layer="layout" svg:x1="8.161cm" svg:y1="3.236cm" svg:x2="8.822cm" svg:y2="3.236cm">
          <text:p/>
        </draw:line>
        <draw:line draw:style-name="gr3" draw:text-style-name="P1" draw:layer="layout" svg:x1="8.161cm" svg:y1="4.079cm" svg:x2="8.822cm" svg:y2="4.079cm">
          <text:p/>
        </draw:line>
        <draw:frame draw:style-name="gr4" draw:text-style-name="P1" draw:layer="layout" svg:width="0.446cm" svg:height="0.355cm" svg:x="8.601cm" svg:y="0.396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365cm" svg:height="0.365cm" svg:x="7.652cm" svg:y="1.324cm">
          <draw:image xlink:href="Pictures/200000010000013100000131140D6606.svm" xlink:type="simple" xlink:show="embed" xlink:actuate="onLoad">
            <text:p/>
          </draw:image>
        </draw:frame>
        <draw:frame draw:style-name="gr6" draw:text-style-name="P1" draw:layer="layout" svg:width="0.35cm" svg:height="0.304cm" svg:x="9.056cm" svg:y="1.244cm">
          <draw:image xlink:href="Pictures/200000010000015F000001316C2DEBA2.svm" xlink:type="simple" xlink:show="embed" xlink:actuate="onLoad">
            <text:p/>
          </draw:image>
        </draw:frame>
        <draw:frame draw:style-name="gr7" draw:text-style-name="P1" draw:layer="layout" svg:width="0.325cm" svg:height="0.304cm" svg:x="9.081cm" svg:y="1.742cm">
          <draw:image xlink:href="Pictures/2000000100000146000001311140280B.svm" xlink:type="simple" xlink:show="embed" xlink:actuate="onLoad">
            <text:p/>
          </draw:image>
        </draw:frame>
        <draw:frame draw:style-name="gr8" draw:text-style-name="P1" draw:layer="layout" svg:width="0.38cm" svg:height="0.365cm" svg:x="10.987cm" svg:y="1.209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38cm" svg:height="0.365cm" svg:x="10.987cm" svg:y="3.661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456cm" svg:height="0.355cm" svg:x="9.915cm" svg:y="2.846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36cm" svg:height="0.415cm" svg:x="8.311cm" svg:y="2.723cm">
          <draw:image xlink:href="Pictures/200000010000012D0000015B2BE8FBA4.svm" xlink:type="simple" xlink:show="embed" xlink:actuate="onLoad">
            <text:p/>
          </draw:image>
        </draw:frame>
        <draw:frame draw:style-name="gr11" draw:text-style-name="P1" draw:layer="layout" svg:width="0.283cm" svg:height="0.36cm" svg:x="8.272cm" svg:y="4.24cm">
          <draw:image xlink:href="Pictures/20000001000000ED0000012D6BFEBBCE.svm" xlink:type="simple" xlink:show="embed" xlink:actuate="onLoad">
            <text:p/>
          </draw:image>
        </draw:frame>
        <draw:frame draw:style-name="gr4" draw:text-style-name="P1" draw:layer="layout" svg:width="0.446cm" svg:height="0.355cm" svg:x="8.48cm" svg:y="4.718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319cm" svg:height="0.36cm" svg:x="6.053cm" svg:y="4.217cm">
          <draw:image xlink:href="Pictures/200000010000010B0000012D7BB71248.svm" xlink:type="simple" xlink:show="embed" xlink:actuate="onLoad">
            <text:p/>
          </draw:image>
        </draw:frame>
        <draw:frame draw:style-name="gr9" draw:text-style-name="P1" draw:layer="layout" svg:width="0.456cm" svg:height="0.355cm" svg:x="9.915cm" svg:y="0.396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56cm" svg:height="0.355cm" svg:x="5.54cm" svg:y="0.396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38cm" svg:height="0.365cm" svg:x="6.614cm" svg:y="1.209cm">
          <draw:image xlink:href="Pictures/200000010000013E00000131AF11CB39.svm" xlink:type="simple" xlink:show="embed" xlink:actuate="onLoad">
            <text:p/>
          </draw:image>
        </draw:frame>
        <draw:frame draw:style-name="gr4" draw:text-style-name="P1" draw:layer="layout" svg:width="0.446cm" svg:height="0.355cm" svg:x="4.368cm" svg:y="1.822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319cm" svg:height="0.36cm" svg:x="2.834cm" svg:y="1.784cm">
          <draw:image xlink:href="Pictures/200000010000010B0000012D7BB71248.svm" xlink:type="simple" xlink:show="embed" xlink:actuate="onLoad">
            <text:p/>
          </draw:image>
        </draw:frame>
        <draw:frame draw:style-name="gr13" draw:text-style-name="P1" draw:layer="layout" svg:width="2.128cm" svg:height="0.415cm" svg:x="0.319cm" svg:y="3.84cm">
          <draw:image xlink:href="Pictures/20000001000006EE0000015BCA6C3657.svm" xlink:type="simple" xlink:show="embed" xlink:actuate="onLoad">
            <text:p/>
          </draw:image>
        </draw:frame>
        <draw:frame draw:style-name="gr14" draw:text-style-name="P1" draw:layer="layout" svg:width="2.168cm" svg:height="0.928cm" svg:x="0.319cm" svg:y="4.77cm">
          <draw:image xlink:href="Pictures/2000000100000710000003069387C651.svm" xlink:type="simple" xlink:show="embed" xlink:actuate="onLoad">
            <text:p/>
          </draw:image>
        </draw:frame>
        <draw:frame draw:style-name="gr15" draw:text-style-name="P1" draw:layer="layout" svg:width="1.48cm" svg:height="0.928cm" svg:x="0.319cm" svg:y="0.442cm">
          <draw:image xlink:href="Pictures/20000001000004D2000003060AD6C37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6T10:27:40</meta:creation-date>
    <meta:editing-duration>PT1H44M9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9-13T18:53:28</dc:date>
    <dc:creator>kkk </dc:creator>
    <meta:document-statistic meta:object-count="25"/>
    <meta:template xlink:type="simple" xlink:actuate="onRequest" xlink:title="kkkFigures" xlink:href="../../../../.libreoffice/3/user/template/kkkFigures.otg" meta:date="2013-11-16T10:27:39"/>
  </office:meta>
</office:document-meta>
</file>